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ORRES SANCHEZ JOSE LU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54223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77809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ORRES SANCHEZ JOSE LU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54223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54223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500</text:p>
          </table:table-cell>
          <table:table-cell table:style-name="Tableau1.D2" office:value-type="string">
            <text:p text:style-name="P8">3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5595360</text:p>
          </table:table-cell>
          <table:table-cell table:style-name="Tabla2.D3" office:value-type="string">
            <text:p text:style-name="P23">3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3:38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